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deda" officeooo:paragraph-rsid="00133670"/>
    </style:style>
    <style:style style:name="P2" style:family="paragraph" style:parent-style-name="Standard" style:list-style-name="L1">
      <style:text-properties officeooo:rsid="000ddeda" officeooo:paragraph-rsid="0021106c"/>
    </style:style>
    <style:style style:name="P3" style:family="paragraph" style:parent-style-name="Standard" style:list-style-name="L1">
      <style:text-properties officeooo:paragraph-rsid="00133670"/>
    </style:style>
    <style:style style:name="P4" style:family="paragraph" style:parent-style-name="Standard" style:list-style-name="L1">
      <style:text-properties style:font-name="Calibri Light" fo:font-weight="bold" officeooo:rsid="000ddeda" officeooo:paragraph-rsid="000ddeda" style:font-weight-asian="bold" style:font-weight-complex="bold"/>
    </style:style>
    <style:style style:name="P5" style:family="paragraph" style:parent-style-name="Standard" style:list-style-name="L1">
      <style:text-properties style:font-name="Calibri Light" fo:font-weight="bold" officeooo:rsid="000ddeda" officeooo:paragraph-rsid="00219543" style:font-weight-asian="bold" style:font-weight-complex="bold"/>
    </style:style>
    <style:style style:name="P6" style:family="paragraph" style:parent-style-name="Standard" style:list-style-name="L1">
      <style:text-properties style:font-name="Calibri Light" fo:font-weight="bold" officeooo:rsid="000ff088" officeooo:paragraph-rsid="001a7d13" style:font-weight-asian="bold" style:font-weight-complex="bold"/>
    </style:style>
    <style:style style:name="P7" style:family="paragraph" style:parent-style-name="Standard" style:list-style-name="L1">
      <style:text-properties style:font-name="Calibri Light" officeooo:rsid="000ddeda" officeooo:paragraph-rsid="000ddeda"/>
    </style:style>
    <style:style style:name="P8" style:family="paragraph" style:parent-style-name="Standard" style:list-style-name="L1">
      <style:text-properties style:font-name="Calibri Light" officeooo:rsid="000ddeda" officeooo:paragraph-rsid="00133670"/>
    </style:style>
    <style:style style:name="P9" style:family="paragraph" style:parent-style-name="Standard" style:list-style-name="L1">
      <style:text-properties style:font-name="Calibri Light" officeooo:rsid="000ddeda" officeooo:paragraph-rsid="0021106c"/>
    </style:style>
    <style:style style:name="P10" style:family="paragraph" style:parent-style-name="Standard" style:list-style-name="L1">
      <style:text-properties style:font-name="Calibri Light" officeooo:rsid="000ddeda" officeooo:paragraph-rsid="00219543"/>
    </style:style>
    <style:style style:name="P11" style:family="paragraph" style:parent-style-name="Standard" style:list-style-name="L1">
      <style:text-properties style:font-name="Calibri Light" officeooo:rsid="000ddeda" officeooo:paragraph-rsid="0023b184"/>
    </style:style>
    <style:style style:name="P12" style:family="paragraph" style:parent-style-name="Standard">
      <style:text-properties style:font-name="Calibri Light" fo:font-weight="normal" officeooo:rsid="000ddeda" officeooo:paragraph-rsid="000ddeda" style:font-weight-asian="normal" style:font-weight-complex="normal"/>
    </style:style>
    <style:style style:name="P13" style:family="paragraph" style:parent-style-name="Standard" style:list-style-name="L1">
      <style:text-properties style:font-name="Calibri Light" fo:font-weight="normal" officeooo:rsid="000ddeda" officeooo:paragraph-rsid="00219543" style:font-weight-asian="normal" style:font-weight-complex="normal"/>
    </style:style>
    <style:style style:name="P14" style:family="paragraph" style:parent-style-name="Standard" style:list-style-name="L1">
      <style:text-properties style:font-name="Calibri Light" fo:font-weight="normal" officeooo:rsid="001545d8" officeooo:paragraph-rsid="00219543" style:font-weight-asian="normal" style:font-weight-complex="normal"/>
    </style:style>
    <style:style style:name="P15" style:family="paragraph" style:parent-style-name="Standard" style:list-style-name="L1">
      <style:text-properties style:font-name="Calibri Light" fo:font-weight="normal" officeooo:rsid="0023810f" officeooo:paragraph-rsid="0023810f" style:font-weight-asian="normal" style:font-weight-complex="normal"/>
    </style:style>
    <style:style style:name="P16" style:family="paragraph" style:parent-style-name="Standard" style:list-style-name="L1">
      <style:text-properties style:font-name="Calibri Light" fo:font-weight="normal" officeooo:rsid="00253556" officeooo:paragraph-rsid="00253556" style:font-weight-asian="normal" style:font-weight-complex="normal"/>
    </style:style>
    <style:style style:name="P17" style:family="paragraph" style:parent-style-name="Standard" style:list-style-name="L1">
      <style:text-properties style:font-name="Calibri Light" fo:font-weight="normal" officeooo:rsid="0026fa9c" officeooo:paragraph-rsid="0026fa9c" style:font-weight-asian="normal" style:font-weight-complex="normal"/>
    </style:style>
    <style:style style:name="P18" style:family="paragraph" style:parent-style-name="Standard" style:list-style-name="L1">
      <style:text-properties style:font-name="Calibri Light" fo:font-weight="normal" officeooo:rsid="00276e5c" officeooo:paragraph-rsid="00276e5c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 Light" fo:font-size="26pt" fo:font-weight="bold" officeooo:rsid="000ddeda" officeooo:paragraph-rsid="000ddeda" style:font-size-asian="26pt" style:font-weight-asian="bold" style:font-size-complex="26pt" style:font-weight-complex="bold"/>
    </style:style>
    <style:style style:name="P20" style:family="paragraph" style:parent-style-name="Standard">
      <style:text-properties style:font-name="Calibri Light" fo:font-size="14pt" fo:font-style="normal" style:text-underline-style="solid" style:text-underline-width="auto" style:text-underline-color="font-color" fo:font-weight="bold" officeooo:rsid="000ddeda" officeooo:paragraph-rsid="000ddeda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list-style-name="L1">
      <style:text-properties style:font-name="Calibri Light" officeooo:rsid="000e39f1" officeooo:paragraph-rsid="00133670"/>
    </style:style>
    <style:style style:name="P22" style:family="paragraph" style:parent-style-name="Standard" style:list-style-name="L1">
      <style:text-properties style:font-name="Calibri Light" officeooo:rsid="000ff088" officeooo:paragraph-rsid="00133670"/>
    </style:style>
    <style:style style:name="P23" style:family="paragraph" style:parent-style-name="Standard" style:list-style-name="L1">
      <style:text-properties style:font-name="Calibri Light" officeooo:rsid="000ff088" officeooo:paragraph-rsid="001a7d13"/>
    </style:style>
    <style:style style:name="P24" style:family="paragraph" style:parent-style-name="Standard" style:list-style-name="L1">
      <style:text-properties style:font-name="Calibri Light" style:text-underline-style="solid" style:text-underline-width="auto" style:text-underline-color="font-color" officeooo:rsid="000ddeda" officeooo:paragraph-rsid="00219543"/>
    </style:style>
    <style:style style:name="P25" style:family="paragraph" style:parent-style-name="Standard" style:list-style-name="L1">
      <style:text-properties style:font-name="Calibri Light" style:text-underline-style="solid" style:text-underline-width="auto" style:text-underline-color="font-color" fo:font-weight="normal" officeooo:rsid="001545d8" officeooo:paragraph-rsid="00219543" style:font-weight-asian="normal" style:font-weight-complex="normal"/>
    </style:style>
    <style:style style:name="P26" style:family="paragraph" style:parent-style-name="Standard" style:list-style-name="L1">
      <style:text-properties style:font-name="Calibri Light" officeooo:rsid="001a7d13" officeooo:paragraph-rsid="001a7d13"/>
    </style:style>
    <style:style style:name="P27" style:family="paragraph" style:parent-style-name="Standard" style:list-style-name="L1">
      <style:text-properties style:font-name="Calibri Light" officeooo:rsid="001bb621" officeooo:paragraph-rsid="001bb621"/>
    </style:style>
    <style:style style:name="P28" style:family="paragraph" style:parent-style-name="Standard" style:list-style-name="L1">
      <style:text-properties style:font-name="Calibri Light" officeooo:rsid="001c3563" officeooo:paragraph-rsid="001c3563"/>
    </style:style>
    <style:style style:name="P29" style:family="paragraph" style:parent-style-name="Standard" style:list-style-name="L1">
      <style:text-properties style:font-name="Calibri Light" officeooo:rsid="001e0597" officeooo:paragraph-rsid="001e0597"/>
    </style:style>
    <style:style style:name="P30" style:family="paragraph" style:parent-style-name="Standard" style:list-style-name="L1">
      <style:text-properties style:font-name="Calibri Light" officeooo:rsid="0021106c" officeooo:paragraph-rsid="0021106c"/>
    </style:style>
    <style:style style:name="P31" style:family="paragraph" style:parent-style-name="Standard" style:list-style-name="L1">
      <style:text-properties style:font-name="Calibri Light" officeooo:rsid="0026fa9c" officeooo:paragraph-rsid="0026fa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3670" style:font-weight-asian="bold" style:font-weight-complex="bold"/>
    </style:style>
    <style:style style:name="T3" style:family="text">
      <style:text-properties fo:font-weight="bold" officeooo:rsid="001bb621" style:font-weight-asian="bold" style:font-weight-complex="bold"/>
    </style:style>
    <style:style style:name="T4" style:family="text">
      <style:text-properties style:font-name="Calibri Light"/>
    </style:style>
    <style:style style:name="T5" style:family="text">
      <style:text-properties style:font-name="Calibri Light" fo:font-weight="bold" style:font-weight-asian="bold" style:font-weight-complex="bold"/>
    </style:style>
    <style:style style:name="T6" style:family="text">
      <style:text-properties style:font-name="Calibri Light" fo:font-weight="bold" officeooo:rsid="00133670" style:font-weight-asian="bold" style:font-weight-complex="bold"/>
    </style:style>
    <style:style style:name="T7" style:family="text">
      <style:text-properties style:font-name="Calibri Light" officeooo:rsid="000ddeda"/>
    </style:style>
    <style:style style:name="T8" style:family="text">
      <style:text-properties style:font-name="Calibri Light" officeooo:rsid="00133670"/>
    </style:style>
    <style:style style:name="T9" style:family="text">
      <style:text-properties style:font-name="Calibri Light" officeooo:rsid="0013f253"/>
    </style:style>
    <style:style style:name="T10" style:family="text">
      <style:text-properties officeooo:rsid="0011864d"/>
    </style:style>
    <style:style style:name="T11" style:family="text">
      <style:text-properties officeooo:rsid="00133670"/>
    </style:style>
    <style:style style:name="T12" style:family="text">
      <style:text-properties officeooo:rsid="001494d5"/>
    </style:style>
    <style:style style:name="T13" style:family="text">
      <style:text-properties officeooo:rsid="001545d8"/>
    </style:style>
    <style:style style:name="T14" style:family="text">
      <style:text-properties officeooo:rsid="001699d9"/>
    </style:style>
    <style:style style:name="T15" style:family="text">
      <style:text-properties officeooo:rsid="001e0597"/>
    </style:style>
    <style:style style:name="T16" style:family="text">
      <style:text-properties officeooo:rsid="0021106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90fb5" style:font-weight-asian="normal" style:font-weight-complex="normal"/>
    </style:style>
    <style:style style:name="T19" style:family="text">
      <style:text-properties officeooo:rsid="0022d9e6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BR Roadmap</text:p>
      <text:p text:style-name="P12">The next phase of this graphics engine is to create a graphical PBR renderer similar to Blender or Unreal.</text:p>
      <text:p text:style-name="P20">Phases</text:p>
      <text:list xml:id="list2104824846" text:style-name="L1">
        <text:list-item>
          <text:p text:style-name="P31"><text:span text:style-name="T1">Cmake </text:span></text:p>
          <text:list>
            <text:list-item>
              <text:p text:style-name="P18">Test CMAKE</text:p>
            </text:list-item>
            <text:list-item>
              <text:p text:style-name="P17">Change the engine to use Cmake as is used by most modern C++ projects.</text:p>
            </text:list-item>
            <text:list-item>
              <text:p text:style-name="P31"><text:span text:style-name="T1"/></text:p>
            </text:list-item>
          </text:list>
        </text:list-item>
        <text:list-item>
          <text:p text:style-name="P10"><text:span text:style-name="T1">U</text:span><text:span text:style-name="T2">ser Interface</text:span> </text:p>
          <text:list>
            <text:list-item>
              <text:p text:style-name="P24">Description</text:p>
              <text:list>
                <text:list-item>
                  <text:p text:style-name="P10">A UI is required to save projects and for editing functionality. <text:s/></text:p>
                </text:list-item>
                <text:list-item>
                  <text:p text:style-name="P10">The current UI isn’t well implemented and is abhorrently slow.</text:p>
                </text:list-item>
                <text:list-item>
                  <text:p text:style-name="P10">The largest feature change in the UI will be having <text:span text:style-name="T1">multiple views</text:span>.</text:p>
                </text:list-item>
              </text:list>
            </text:list-item>
            <text:list-item>
              <text:p text:style-name="P24">UI Design</text:p>
              <text:list>
                <text:list-item>
                  <text:p text:style-name="P10">The UI Design will be modeled directly off of Blender’s UI</text:p>
                  <text:list>
                    <text:list-item>
                      <text:p text:style-name="P10">Menu – File, Tools, Help</text:p>
                    </text:list-item>
                    <text:list-item>
                      <text:p text:style-name="P10">Toolbar <text:s/>- <text:span text:style-name="T13">L</text:span>eft of screen.</text:p>
                    </text:list-item>
                    <text:list-item>
                      <text:p text:style-name="P13"><text:span text:style-name="T19">Draggable View </text:span>Splitter</text:p>
                    </text:list-item>
                    <text:list-item>
                      <text:p text:style-name="P15">Scene Outliner</text:p>
                    </text:list-item>
                    <text:list-item>
                      <text:p text:style-name="P15">Properties Window</text:p>
                    </text:list-item>
                  </text:list>
                </text:list-item>
              </text:list>
            </text:list-item>
            <text:list-item>
              <text:p text:style-name="P25">Views</text:p>
              <text:list>
                <text:list-item>
                  <text:p text:style-name="P14">Because we are modelling this off of blender we will create views that show data aspects. <text:s/>We are only going to implement views that correspond to our PBR system.</text:p>
                  <text:list>
                    <text:list-item>
                      <text:p text:style-name="P14"><text:span text:style-name="T14">Scene View</text:span></text:p>
                    </text:list-item>
                    <text:list-item>
                      <text:p text:style-name="P14">Shader Editor View</text:p>
                    </text:list-item>
                  </text:list>
                </text:list-item>
                <text:list-item>
                  <text:p text:style-name="P16">Reorganize drawing code to work with multiple views.</text:p>
                </text:list-item>
              </text:list>
            </text:list-item>
          </text:list>
        </text:list-item>
        <text:list-item>
          <text:p text:style-name="P5">C# Script</text:p>
          <text:list>
            <text:list-item>
              <text:p text:style-name="P3"><text:span text:style-name="T7">Embed </text:span><text:span text:style-name="T8">C# with </text:span><text:span text:style-name="T7">Mono. <text:s/></text:span><text:span text:style-name="T9">Mono readily supports embedding.</text:span></text:p>
              <text:list>
                <text:list-item>
                  <text:p text:style-name="P1"><text:a xlink:type="simple" xlink:href="https://www.mono-project.com/docs/advanced/embedding/scripting/" text:style-name="Internet_20_link" text:visited-style-name="Visited_20_Internet_20_Link"><text:span text:style-name="T4">https://www.mono-project.com/docs/advanced/embedding/scripting/</text:span></text:a><text:span text:style-name="T4"> </text:span></text:p>
                </text:list-item>
                <text:list-item>
                  <text:p text:style-name="P1"><text:a xlink:type="simple" xlink:href="https://www.mono-project.com/docs/advanced/embedding/" text:style-name="Internet_20_link" text:visited-style-name="Visited_20_Internet_20_Link"><text:span text:style-name="T4">https://www.mono-project.com/docs/advanced/embedding/</text:span></text:a><text:span text:style-name="T4"> </text:span></text:p>
                </text:list-item>
              </text:list>
            </text:list-item>
            <text:list-item>
              <text:p text:style-name="P8">Remove “App” layer in place of C# callback function.</text:p>
            </text:list-item>
            <text:list-item>
              <text:p text:style-name="P21">Remove “Bottle” project in favor of C# language <text:span text:style-name="T12">callback.</text:span></text:p>
            </text:list-item>
            <text:list-item>
              <text:p text:style-name="P22">C# callbacks to the C++ API</text:p>
            </text:list-item>
            <text:list-item>
              <text:p text:style-name="P22">C# Built-In classes</text:p>
              <text:list>
                <text:list-item>
                  <text:p text:style-name="P22">Node</text:p>
                </text:list-item>
                <text:list-item>
                  <text:p text:style-name="P22">MeshNode</text:p>
                </text:list-item>
                <text:list-item>
                  <text:p text:style-name="P29">vec3, ivec3 etc..</text:p>
                </text:list-item>
              </text:list>
            </text:list-item>
          </text:list>
        </text:list-item>
        <text:list-item>
          <text:p text:style-name="P4">Project Layer </text:p>
          <text:list>
            <text:list-item>
              <text:p text:style-name="P7">Project File</text:p>
            </text:list-item>
            <text:list-item>
              <text:p text:style-name="P7">“Add Project” <text:span text:style-name="T15">Menu Item</text:span></text:p>
            </text:list-item>
            <text:list-item>
              <text:p text:style-name="P29">Save the project.</text:p>
            </text:list-item>
          </text:list>
        </text:list-item>
        <text:list-item>
          <text:p text:style-name="P2"><text:span text:style-name="T5">Vulkan </text:span><text:span text:style-name="T6">Support</text:span></text:p>
          <text:list>
            <text:list-item>
              <text:p text:style-name="P2"><text:a xlink:type="simple" xlink:href="https://vulkan-tutorial.com/" text:style-name="Internet_20_link" text:visited-style-name="Visited_20_Internet_20_Link"><text:span text:style-name="T4">https://vulkan-tutorial.com</text:span></text:a><text:span text:style-name="T4"> </text:span></text:p>
            </text:list-item>
            <text:list-item>
              <text:p text:style-name="P7">Reorganize GL code into generic units (especially “ShaderBase”)</text:p>
            </text:list-item>
            <text:list-item>
              <text:p text:style-name="P9"><text:soft-page-break/><text:span text:style-name="T16">Research embedding SPIRV compiler (shaderc)</text:span></text:p>
            </text:list-item>
            <text:list-item>
              <text:p text:style-name="P30">Abstract the Vulkan API through SDL </text:p>
            </text:list-item>
          </text:list>
        </text:list-item>
        <text:list-item>
          <text:p text:style-name="P6">Component Infrastructure</text:p>
          <text:list>
            <text:list-item>
              <text:p text:style-name="P26">We must change the game system to use <text:span text:style-name="T15">components.</text:span></text:p>
            </text:list-item>
            <text:list-item>
              <text:p text:style-name="P23">Change Shake to use class aggregation (components) like Unity. <text:s/>Adding components when need<text:span text:style-name="T10">e</text:span>d.</text:p>
            </text:list-item>
          </text:list>
        </text:list-item>
        <text:list-item>
          <text:p text:style-name="P4">Render Pipeline <text:span text:style-name="T11">Changes</text:span></text:p>
          <text:list>
            <text:list-item>
              <text:p text:style-name="P7">Shader Graph Editor</text:p>
              <text:list>
                <text:list-item>
                  <text:p text:style-name="P7">Shader Node</text:p>
                </text:list-item>
                <text:list-item>
                  <text:p text:style-name="P7">Shader Node Link line.</text:p>
                </text:list-item>
              </text:list>
            </text:list-item>
            <text:list-item>
              <text:p text:style-name="P7">Create a new pipeline that follows PBR methodology</text:p>
            </text:list-item>
            <text:list-item>
              <text:p text:style-name="P11">Albedo + Microsurface + Metal</text:p>
            </text:list-item>
          </text:list>
        </text:list-item>
        <text:list-item>
          <text:p text:style-name="P11"><text:span text:style-name="T3">Physics Engine</text:span></text:p>
          <text:list>
            <text:list-item>
              <text:p text:style-name="P27">Rip out the physics engine in favor of Bullet’s physics engine.</text:p>
            </text:list-item>
            <text:list-item>
              <text:p text:style-name="P28">Test BtVector3 vs Vec3x&lt;&gt; performance, and optionally, replace the math librar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18:06.997000000</meta:creation-date>
    <dc:date>2019-08-08T15:54:30.111000000</dc:date>
    <meta:editing-duration>PT36M13S</meta:editing-duration>
    <meta:editing-cycles>25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56" meta:word-count="350" meta:character-count="2095" meta:non-whitespace-character-count="1793"/>
  </office:meta>
</office:document-meta>
</file>